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FFFFFF" fo:border-right="none"/>
    </style:style>
    <style:style style:name="ce19" style:family="table-cell" style:parent-style-name="Default" style:data-style-name="N1">
      <style:table-cell-properties fo:border-top="thin solid #ABABAB" fo:border-bottom="thin solid #ABABAB" fo:border-left="thin solid #ABABAB" fo:border-right="none"/>
    </style:style>
    <style:style style:name="ce20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e21" style:family="table-cell" style:parent-style-name="Default" style:data-style-name="N1"/>
    <style:style style:name="ce2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0.02770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AGOS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30">
            <text:p>PERIODO DI RIFERIMENTO AGOSTO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1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8.3333333333333" table:style-name="ce11">
            <text:p>3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8.529411764706" table:style-name="ce15">
            <text:p>109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384615384615401" table:style-name="ce15">
            <text:p>40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0.5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6666666666667" table:style-name="ce15">
            <text:p>4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0.5" table:style-name="ce11">
            <text:p>4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2777777777778" table:style-name="ce15">
            <text:p>40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7.2" table:style-name="ce15">
            <text:p>10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8" table:style-name="ce15">
            <text:p>68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.7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3846153846153904" table:style-name="ce15">
            <text:p>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0263157894736796" table:style-name="ce15">
            <text:p>5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3.294117647058798" table:style-name="ce11">
            <text:p>3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7575757575757596" table:style-name="ce11">
            <text:p>10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911764705882401" table:style-name="ce15">
            <text:p>28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019867549668902" table:style-name="ce15">
            <text:p>34</text:p>
          </table:table-cell>
          <table:table-cell office:value-type="float" office:value="151" table:style-name="ce16">
            <text:p>1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8.714285714285701" table:style-name="ce11">
            <text:p>3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8.4" table:style-name="ce11">
            <text:p>3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0.721153846153797" table:style-name="ce11">
            <text:p>91</text:p>
          </table:table-cell>
          <table:table-cell office:value-type="float" office:value="104" table:style-name="ce12">
            <text:p>10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8" table:style-name="ce15">
            <text:p>4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9.7222222222222" table:style-name="ce11">
            <text:p>4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3333333333333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687707641195999" table:style-name="ce15">
            <text:p>37</text:p>
          </table:table-cell>
          <table:table-cell office:value-type="float" office:value="301" table:style-name="ce16">
            <text:p>30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</text:p>
          </table:table-cell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571428571429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489795918367" table:style-name="ce15">
            <text:p>18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25" table:style-name="ce15">
            <text:p>2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69565217391301" table:style-name="ce15">
            <text:p>20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6" table:style-name="ce15">
            <text:p>2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7222222222222" table:style-name="ce15">
            <text:p>45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666666666666703" table:style-name="ce15">
            <text:p>9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.3333333333333" table:style-name="ce11">
            <text:p>3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181818181818199" table:style-name="ce11">
            <text:p>10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6363636363636402" table:style-name="ce15">
            <text:p>1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363636363636" table:style-name="ce15">
            <text:p>12</text:p>
          </table:table-cell>
          <table:table-cell office:value-type="float" office:value="110" table:style-name="ce16">
            <text:p>1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0.3333333333333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975903614457799" table:style-name="ce15">
            <text:p>27</text:p>
          </table:table-cell>
          <table:table-cell office:value-type="float" office:value="83" table:style-name="ce16">
            <text:p>8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25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22580645161301" table:style-name="ce15">
            <text:p>15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8" table:style-name="ce11">
            <text:p>5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909090909090899" table:style-name="ce15">
            <text:p>39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80.7" table:style-name="ce11">
            <text:p>8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91" table:style-name="ce11">
            <text:p>9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918918918918898" table:style-name="ce15">
            <text:p>44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6.5" table:style-name="ce11">
            <text:p>6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5" table:style-name="ce15">
            <text:p>2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659090909090899" table:style-name="ce15">
            <text:p>20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4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.142857142857103" table:style-name="ce11">
            <text:p>5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" table:style-name="ce15">
            <text:p>2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9166666666666701" table:style-name="ce15">
            <text:p>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3000000000000007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8571428571429" table:style-name="ce15">
            <text:p>1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148936170212799" table:style-name="ce15">
            <text:p>15</text:p>
          </table:table-cell>
          <table:table-cell office:value-type="float" office:value="188" table:style-name="ce16">
            <text:p>18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" table:style-name="ce15">
            <text:p>3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61538461538499" table:style-name="ce15">
            <text:p>22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58" table:style-name="ce11">
            <text:p>5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052631578947398" table:style-name="ce15">
            <text:p>5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9" table:style-name="ce11">
            <text:p>5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75" table:style-name="ce15">
            <text:p>4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072727272727299" table:style-name="ce15">
            <text:p>47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0217391304347796" table:style-name="ce15">
            <text:p>5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16" table:style-name="ce15">
            <text:p>67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.6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902912621359199" table:style-name="ce15">
            <text:p>32</text:p>
          </table:table-cell>
          <table:table-cell office:value-type="float" office:value="103" table:style-name="ce16">
            <text:p>10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5714285714286" table:style-name="ce11">
            <text:p>1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62500000000001" table:style-name="ce15">
            <text:p>16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71428571428571" table:style-name="ce11">
            <text:p>1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72" table:style-name="ce15">
            <text:p>14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857142857142897" table:style-name="ce15">
            <text:p>3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" table:style-name="ce15">
            <text:p>2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58" table:style-name="ce11">
            <text:p>5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85714285714299" table:style-name="ce15">
            <text:p>3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9" table:style-name="ce11">
            <text:p>5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6666666666667" table:style-name="ce15">
            <text:p>3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473684210526301" table:style-name="ce15">
            <text:p>48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818181818181801" table:style-name="ce11">
            <text:p>1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3.692307692307693" table:style-name="ce11">
            <text:p>7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461538461538501" table:style-name="ce11">
            <text:p>10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1428571428571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48148148148099" table:style-name="ce15">
            <text:p>17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2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</text:p>
          </table:table-cell>
          <table:table-cell office:value-type="string" table:style-name="ce10">
            <text:p>4311</text:p>
          </table:table-cell>
          <table:table-cell office:value-type="string" table:style-name="ce10">
            <text:p>GASTROSTOMIA PERCUTANEA ENDOSCOPICA PEG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5" table:style-name="ce11">
            <text:p>3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111</text:p>
          </table:table-cell>
          <table:table-cell office:value-type="string" table:style-name="ce10">
            <text:p>SOSTITUZIONE GASTROSTOMIA E/O DIGIUNOSTOMIA PERCUTA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411</text:p>
          </table:table-cell>
          <table:table-cell office:value-type="string" table:style-name="ce10">
            <text:p>ASPORTAZIONE O DEMOLIZIONE LOCALE DI LESIONE O TESSUTO DELLO STOMACO PER VIA ENDOSCOP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412</text:p>
          </table:table-cell>
          <table:table-cell office:value-type="string" table:style-name="ce10">
            <text:p>ASPORTAZIONE O DEMOLIZIONE LOCALE DI LESIONE O TESSUTO DELLO STOMACO PER VIA ENDOSCOP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4.5" table:style-name="ce11">
            <text:p>2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714285714285701" table:style-name="ce15">
            <text:p>3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711111111111101" table:style-name="ce15">
            <text:p>49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31</text:p>
          </table:table-cell>
          <table:table-cell office:value-type="string" table:style-name="ce10">
            <text:p>COLONSCOPIA - ILEOSCOPIA RETROGRAD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1.7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" table:style-name="ce15">
            <text:p>3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238805970149301" table:style-name="ce15">
            <text:p>66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9.599999999999994" table:style-name="ce11">
            <text:p>70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0</text:p>
          </table:table-cell>
          <table:table-cell office:value-type="string" table:style-name="ce10">
            <text:p>CIRCONCIS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75" table:style-name="ce15">
            <text:p>2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29629629629601" table:style-name="ce15">
            <text:p>2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7.833333333333" table:style-name="ce11">
            <text:p>10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0" table:style-name="ce11">
            <text:p>20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2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7.538461538462" table:style-name="ce11">
            <text:p>16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" table:style-name="ce15">
            <text:p>4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0.4375" table:style-name="ce11">
            <text:p>10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2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666666666667" table:style-name="ce15">
            <text:p>2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5714285714286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5" table:style-name="ce15">
            <text:p>42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.2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4117647058823497" table:style-name="ce15">
            <text:p>7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636363636363599" table:style-name="ce11">
            <text:p>1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428571428571399" table:style-name="ce15">
            <text:p>2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71428571428571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" table:style-name="ce15">
            <text:p>2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3</text:p>
          </table:table-cell>
          <table:table-cell office:value-type="string" table:style-name="ce10">
            <text:p>BENDAGGIO ALLA COLLA DI ZINCO DI GAMBA-PIED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48484848484848" table:style-name="ce15">
            <text:p>7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5833333333333304" table:style-name="ce11">
            <text:p>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8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1666666666667" table:style-name="ce11">
            <text:p>1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.6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</text:p>
          </table:table-cell>
          <table:table-cell office:value-type="string" table:style-name="ce10">
            <text:p>24392</text:p>
          </table:table-cell>
          <table:table-cell office:value-type="string" table:style-name="ce10">
            <text:p>INTERVENTO CHIRURGICO PREPROTES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2</text:p>
          </table:table-cell>
          <table:table-cell office:value-type="string" table:style-name="ce10">
            <text:p>TRATTAMENTO ORTODONTICO CON APPARECCH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24</text:p>
          </table:table-cell>
          <table:table-cell office:value-type="string" table:style-name="ce10">
            <text:p>BIOPSIA DELLA BOCCA, STRUTTURA NON SPECIF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355932203389798" table:style-name="ce11">
            <text:p>29</text:p>
          </table:table-cell>
          <table:table-cell office:value-type="float" office:value="59" table:style-name="ce12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2222222222222197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625" table:style-name="ce15">
            <text:p>1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66666666666701" table:style-name="ce15">
            <text:p>16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6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</text:p>
          </table:table-cell>
          <table:table-cell office:value-type="string" table:style-name="ce10">
            <text:p>86022</text:p>
          </table:table-cell>
          <table:table-cell office:value-type="string" table:style-name="ce10">
            <text:p>INFILTRAZIONE DI CHEL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411764705882401" table:style-name="ce15">
            <text:p>27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705882352941201" table:style-name="ce11">
            <text:p>12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0588235294118" table:style-name="ce15">
            <text:p>23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" table:style-name="ce15">
            <text:p>2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948717948717899" table:style-name="ce11">
            <text:p>15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.6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6" table:style-name="ce11">
            <text:p>3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.4000000000000004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7.714285714285701" table:style-name="ce11">
            <text:p>3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7</text:p>
          </table:table-cell>
          <table:table-cell office:value-type="string" table:style-name="ce10">
            <text:p>IRRIGAZIONE DI CATETERE VASCOLAR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</text:p>
          </table:table-cell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5625" table:style-name="ce11">
            <text:p>9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6.25" table:style-name="ce11">
            <text:p>5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4" table:style-name="ce11">
            <text:p>7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692307692307701" table:style-name="ce15">
            <text:p>3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735294117647101" table:style-name="ce15">
            <text:p>39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7575757575758" table:style-name="ce15">
            <text:p>2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8" table:style-name="ce11">
            <text:p>5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571428571428598" table:style-name="ce15">
            <text:p>55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61.55" table:style-name="ce11">
            <text:p>62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.181818181818201" table:style-name="ce11">
            <text:p>23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71" table:style-name="ce11">
            <text:p>7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7777777777778" table:style-name="ce15">
            <text:p>4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0.25" table:style-name="ce11">
            <text:p>3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964824120603" table:style-name="ce15">
            <text:p>32</text:p>
          </table:table-cell>
          <table:table-cell office:value-type="float" office:value="199" table:style-name="ce16">
            <text:p>19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4.5" table:style-name="ce11">
            <text:p>3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" table:style-name="ce15">
            <text:p>3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4931506849315" table:style-name="ce15">
            <text:p>35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5" table:style-name="ce15">
            <text:p>2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068965517241" table:style-name="ce15">
            <text:p>3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36363636363601" table:style-name="ce15">
            <text:p>1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0.8363636363636" table:style-name="ce15">
            <text:p>91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4.545454545454497" table:style-name="ce11">
            <text:p>3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315789473684198" table:style-name="ce15">
            <text:p>39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1428571428571" table:style-name="ce15">
            <text:p>1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366071428571399" table:style-name="ce15">
            <text:p>16</text:p>
          </table:table-cell>
          <table:table-cell office:value-type="float" office:value="112" table:style-name="ce16">
            <text:p>1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714285714285694" table:style-name="ce15">
            <text:p>1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6428571428571" table:style-name="ce15">
            <text:p>32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1764705882352899" table:style-name="ce11">
            <text:p>8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4054054054054" table:style-name="ce15">
            <text:p>16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092307692307699" table:style-name="ce15">
            <text:p>27</text:p>
          </table:table-cell>
          <table:table-cell office:value-type="float" office:value="130" table:style-name="ce16">
            <text:p>1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2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.126582278480999" table:style-name="ce11">
            <text:p>27</text:p>
          </table:table-cell>
          <table:table-cell office:value-type="float" office:value="79" table:style-name="ce12">
            <text:p>7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3</text:p>
          </table:table-cell>
          <table:table-cell office:value-type="string" table:style-name="ce10">
            <text:p>FOTOCHEMIOTERAPIA. Puva terap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</text:p>
          </table:table-cell>
          <table:table-cell office:value-type="string" table:style-name="ce10">
            <text:p>43111</text:p>
          </table:table-cell>
          <table:table-cell office:value-type="string" table:style-name="ce10">
            <text:p>SOSTITUZIONE GASTROSTOMIA E/O DIGIUNOSTOM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9" table:style-name="ce15">
            <text:p>5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1666666666667" table:style-name="ce15">
            <text:p>2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636363636363599" table:style-name="ce11">
            <text:p>11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69565217391299" table:style-name="ce15">
            <text:p>11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96428571428571" table:style-name="ce15">
            <text:p>1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666666666667" table:style-name="ce15">
            <text:p>3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3714285714286" table:style-name="ce11">
            <text:p>10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125" table:style-name="ce15">
            <text:p>21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75" table:style-name="ce15">
            <text:p>1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1666666666666696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428571428571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1818181818181799" table:style-name="ce15">
            <text:p>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086956521739104" table:style-name="ce15">
            <text:p>10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8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1428571428571" table:style-name="ce11">
            <text:p>1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3125" table:style-name="ce11">
            <text:p>2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2" table:style-name="ce11">
            <text:p>2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1.6666666666667" table:style-name="ce11">
            <text:p>6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428571428571399" table:style-name="ce15">
            <text:p>1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084507042253499" table:style-name="ce15">
            <text:p>23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6.571428571428601" table:style-name="ce11">
            <text:p>1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5.369318181818201" table:style-name="ce11">
            <text:p>25</text:p>
          </table:table-cell>
          <table:table-cell office:value-type="float" office:value="176" table:style-name="ce12">
            <text:p>17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85.977777777777803" table:style-name="ce11">
            <text:p>86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4.869565217391298" table:style-name="ce11">
            <text:p>35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1621621621622" table:style-name="ce11">
            <text:p>22</text:p>
          </table:table-cell>
          <table:table-cell office:value-type="float" office:value="74" table:style-name="ce12">
            <text:p>7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523809523809497" table:style-name="ce15">
            <text:p>59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0.09523809523799" table:style-name="ce11">
            <text:p>150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0.83430232558101" table:style-name="ce15">
            <text:p>101</text:p>
          </table:table-cell>
          <table:table-cell office:value-type="float" office:value="344" table:style-name="ce16">
            <text:p>3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4.3333333333333" table:style-name="ce11">
            <text:p>8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2.75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" table:style-name="ce15">
            <text:p>29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54.6666666666667" table:style-name="ce11">
            <text:p>5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8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" table:style-name="ce15">
            <text:p>2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615384615384601" table:style-name="ce11">
            <text:p>1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1.5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" table:style-name="ce15">
            <text:p>3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8" table:style-name="ce11">
            <text:p>7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8" table:style-name="ce15">
            <text:p>2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555555555556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6.807692307692307" table:style-name="ce15">
            <text:p>97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7" table:style-name="ce11">
            <text:p>6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.4166666666667" table:style-name="ce11">
            <text:p>1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7.3262411347518" table:style-name="ce11">
            <text:p>27</text:p>
          </table:table-cell>
          <table:table-cell office:value-type="float" office:value="141" table:style-name="ce12">
            <text:p>1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84.314285714285703" table:style-name="ce11">
            <text:p>84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4.909090909090899" table:style-name="ce11">
            <text:p>3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7" table:style-name="ce11">
            <text:p>6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8.954198473282403" table:style-name="ce11">
            <text:p>99</text:p>
          </table:table-cell>
          <table:table-cell office:value-type="float" office:value="149" table:style-name="ce12">
            <text:p>14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9.454545454545499" table:style-name="ce11">
            <text:p>1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2.646153846153894" table:style-name="ce15">
            <text:p>93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" table:style-name="ce15">
            <text:p>2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</text:p>
          </table:table-cell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1666666666667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7.153846153846203" table:style-name="ce11">
            <text:p>3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556962025316494" table:style-name="ce15">
            <text:p>83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.734693877551003" table:style-name="ce11">
            <text:p>44</text:p>
          </table:table-cell>
          <table:table-cell office:value-type="float" office:value="49" table:style-name="ce12">
            <text:p>4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.2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9166666666667" table:style-name="ce15">
            <text:p>3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1111111111111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04347826087" table:style-name="ce15">
            <text:p>14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790322580645199" table:style-name="ce11">
            <text:p>22</text:p>
          </table:table-cell>
          <table:table-cell office:value-type="float" office:value="62" table:style-name="ce12">
            <text:p>6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41</text:p>
          </table:table-cell>
          <table:table-cell office:value-type="string" table:style-name="ce10">
            <text:p>INFUSIONE DI IMMUNOGLOBULINE ENDOVE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862068965517199" table:style-name="ce11">
            <text:p>31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2</text:p>
          </table:table-cell>
          <table:table-cell office:value-type="string" table:style-name="ce10">
            <text:p>SCINTIGRAFIA TIROIDEA CON CAPTAZIONE, CON O SENZA PROVE FARMACOLOG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333333333333" table:style-name="ce15">
            <text:p>2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4</text:p>
          </table:table-cell>
          <table:table-cell office:value-type="string" table:style-name="ce10">
            <text:p>SCINTIGRAFIA TIROIDEA CON INDICATORI POS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7391304347826" table:style-name="ce11">
            <text:p>15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666666666667" table:style-name="ce15">
            <text:p>1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7368421052632" table:style-name="ce11">
            <text:p>24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3</text:p>
          </table:table-cell>
          <table:table-cell office:value-type="string" table:style-name="ce10">
            <text:p>RICERCA DI METASTASI DI TUMORI TIROIDE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2307692307692" table:style-name="ce11">
            <text:p>11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229999999999997" table:style-name="ce15">
            <text:p>40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6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1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2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6</text:p>
          </table:table-cell>
          <table:table-cell office:value-type="string" table:style-name="ce10">
            <text:p>DOSIMETRIA IN V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sportiva</text:p>
          </table:table-cell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2</text:p>
          </table:table-cell>
          <table:table-cell office:value-type="string" table:style-name="ce10">
            <text:p>TEST DA SFORZO DEI DUE GRADINI DI MASTERS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444</text:p>
          </table:table-cell>
          <table:table-cell office:value-type="string" table:style-name="ce10">
            <text:p>URINE ESAME PARZIALE (Acetone e glucosio quantitativo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9" table:style-name="ce11">
            <text:p>9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.9473684210526" table:style-name="ce11">
            <text:p>1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437086092715202" table:style-name="ce15">
            <text:p>26</text:p>
          </table:table-cell>
          <table:table-cell office:value-type="float" office:value="151" table:style-name="ce16">
            <text:p>15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230769230769202" table:style-name="ce15">
            <text:p>1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75" table:style-name="ce15">
            <text:p>18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</text:p>
          </table:table-cell>
          <table:table-cell office:value-type="string" table:style-name="ce10">
            <text:p>0392</text:p>
          </table:table-cell>
          <table:table-cell office:value-type="string" table:style-name="ce10">
            <text:p>INIEZIONE DI ALTRI FARMACI NEL CANALE VERTEB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9" table:style-name="ce11">
            <text:p>7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1111111111111" table:style-name="ce15">
            <text:p>4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714285714285699" table:style-name="ce11">
            <text:p>11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7272727272727" table:style-name="ce15">
            <text:p>1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" table:style-name="ce15">
            <text:p>3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93</text:p>
          </table:table-cell>
          <table:table-cell office:value-type="string" table:style-name="ce10">
            <text:p>CONTROLLO E PROGRAMMAZIONE NEUROSTIMOLATORE SP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9" table:style-name="ce11">
            <text:p>7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7.166666666667" table:style-name="ce11">
            <text:p>177</text:p>
          </table:table-cell>
          <table:table-cell office:value-type="float" office:value="96" table:style-name="ce12">
            <text:p>9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5.375" table:style-name="ce11">
            <text:p>6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8888888888889" table:style-name="ce15">
            <text:p>5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14285714285701" table:style-name="ce15">
            <text:p>2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71" table:style-name="ce11">
            <text:p>7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5" table:style-name="ce15">
            <text:p>2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235294117647101" table:style-name="ce15">
            <text:p>69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4.6" table:style-name="ce11">
            <text:p>3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0.857142857142897" table:style-name="ce11">
            <text:p>4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24137931034498" table:style-name="ce15">
            <text:p>41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2631578947368398" table:style-name="ce11">
            <text:p>7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6666666666666696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5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.8333333333333" table:style-name="ce11">
            <text:p>1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4166666666667" table:style-name="ce15">
            <text:p>1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05882352941199" table:style-name="ce15">
            <text:p>25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2.6" table:style-name="ce11">
            <text:p>6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0.799999999999997" table:style-name="ce11">
            <text:p>4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2.375" table:style-name="ce11">
            <text:p>6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8.8333333333333" table:style-name="ce11">
            <text:p>5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7.142857142857103" table:style-name="ce11">
            <text:p>4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038461538461499" table:style-name="ce15">
            <text:p>10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529411764705898" table:style-name="ce15">
            <text:p>3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8000000000000007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4" table:style-name="ce15">
            <text:p>11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3</text:p>
          </table:table-cell>
          <table:table-cell office:value-type="string" table:style-name="ce10">
            <text:p>POTENZIALI EVOCATI MOTOR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4</text:p>
          </table:table-cell>
          <table:table-cell office:value-type="string" table:style-name="ce10">
            <text:p>POTENZIALI EVOCATI SOMATO-SENS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6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3</text:p>
          </table:table-cell>
          <table:table-cell office:value-type="string" table:style-name="ce10">
            <text:p>ELETTROMIOGRAFIA DI UNITA'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25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1" table:style-name="ce15">
            <text:p>11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4489795918367" table:style-name="ce15">
            <text:p>11</text:p>
          </table:table-cell>
          <table:table-cell office:value-type="float" office:value="98" table:style-name="ce16">
            <text:p>9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8.933333333333294" table:style-name="ce11">
            <text:p>69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3.707317073170699" table:style-name="ce11">
            <text:p>74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1.368421052632" table:style-name="ce11">
            <text:p>101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9.090909090909093" table:style-name="ce11">
            <text:p>8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4.571428571429" table:style-name="ce11">
            <text:p>10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.6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3</text:p>
          </table:table-cell>
          <table:table-cell office:value-type="string" table:style-name="ce10">
            <text:p>POTENZIALI EVOCATI VISIVI <text:s/>(VEP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</text:p>
          </table:table-cell>
          <table:table-cell office:value-type="string" table:style-name="ce10">
            <text:p>0919</text:p>
          </table:table-cell>
          <table:table-cell office:value-type="string" table:style-name="ce10">
            <text:p>ALTRE PROCEDURE DIAGNOSTICHE SULL'APPARATO LACRIMAL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6666666666667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3333333333333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636363636363601" table:style-name="ce11">
            <text:p>2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3684210526316" table:style-name="ce11">
            <text:p>2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.74" table:style-name="ce11">
            <text:p>46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" table:style-name="ce15">
            <text:p>7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0625" table:style-name="ce15">
            <text:p>1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552447552447603" table:style-name="ce15">
            <text:p>36</text:p>
          </table:table-cell>
          <table:table-cell office:value-type="float" office:value="143" table:style-name="ce16">
            <text:p>1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1.8571428571429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27586206896601" table:style-name="ce15">
            <text:p>19</text:p>
          </table:table-cell>
          <table:table-cell office:value-type="float" office:value="87" table:style-name="ce16">
            <text:p>8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666666666666701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56.3333333333333" table:style-name="ce11">
            <text:p>5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9268292682927" table:style-name="ce15">
            <text:p>54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0.533333333333299" table:style-name="ce11">
            <text:p>21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3781512605042" table:style-name="ce15">
            <text:p>23</text:p>
          </table:table-cell>
          <table:table-cell office:value-type="float" office:value="119" table:style-name="ce16">
            <text:p>1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6.625" table:style-name="ce11">
            <text:p>2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90909090909101" table:style-name="ce15">
            <text:p>3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9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4117647058823497" table:style-name="ce15">
            <text:p>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661290322580601" table:style-name="ce15">
            <text:p>21</text:p>
          </table:table-cell>
          <table:table-cell office:value-type="float" office:value="124" table:style-name="ce16">
            <text:p>1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" table:style-name="ce15">
            <text:p>3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358024691357997" table:style-name="ce15">
            <text:p>46</text:p>
          </table:table-cell>
          <table:table-cell office:value-type="float" office:value="81" table:style-name="ce16">
            <text:p>8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9.6666666666667" table:style-name="ce11">
            <text:p>2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15.571428571429" table:style-name="ce11">
            <text:p>116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1.287878787878803" table:style-name="ce11">
            <text:p>41</text:p>
          </table:table-cell>
          <table:table-cell office:value-type="float" office:value="66" table:style-name="ce12">
            <text:p>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5.4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.412790697674403" table:style-name="ce11">
            <text:p>35</text:p>
          </table:table-cell>
          <table:table-cell office:value-type="float" office:value="172" table:style-name="ce12">
            <text:p>17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28" table:style-name="ce11">
            <text:p>29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.5" table:style-name="ce11">
            <text:p>6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555555555556" table:style-name="ce15">
            <text:p>1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.6666666666667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21052631578899" table:style-name="ce15">
            <text:p>19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3.799999999999997" table:style-name="ce11">
            <text:p>3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071428571428598" table:style-name="ce15">
            <text:p>43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40540540540499" table:style-name="ce15">
            <text:p>12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0.285714285714306" table:style-name="ce11">
            <text:p>7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70588235294102" table:style-name="ce15">
            <text:p>29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3.1666666666667" table:style-name="ce11">
            <text:p>5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5517241379310303" table:style-name="ce15">
            <text:p>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11</text:p>
          </table:table-cell>
          <table:table-cell office:value-type="string" table:style-name="ce10">
            <text:p>FOTOGRAFIA DEL SEGMENTO ANT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811188811188799" table:style-name="ce15">
            <text:p>54</text:p>
          </table:table-cell>
          <table:table-cell office:value-type="float" office:value="143" table:style-name="ce16">
            <text:p>1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1</text:p>
          </table:table-cell>
          <table:table-cell office:value-type="string" table:style-name="ce10">
            <text:p>PACHIMETR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" table:style-name="ce15">
            <text:p>2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4.390243902439003" table:style-name="ce11">
            <text:p>44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" table:style-name="ce15">
            <text:p>5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857142857142897" table:style-name="ce11">
            <text:p>3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.5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</text:p>
          </table:table-cell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5" table:style-name="ce11">
            <text:p>3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6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8333333333333" table:style-name="ce15">
            <text:p>2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19047619047599" table:style-name="ce15">
            <text:p>19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5.4" table:style-name="ce11">
            <text:p>3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.5" table:style-name="ce11">
            <text:p>29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.5416666666666696" table:style-name="ce11">
            <text:p>7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75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04" table:style-name="ce15">
            <text:p>19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1.84126984126999" table:style-name="ce11">
            <text:p>142</text:p>
          </table:table-cell>
          <table:table-cell office:value-type="float" office:value="126" table:style-name="ce12">
            <text:p>1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8181818181818201" table:style-name="ce11">
            <text:p>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5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7567567567567597" table:style-name="ce15">
            <text:p>10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5</text:p>
          </table:table-cell>
          <table:table-cell office:value-type="string" table:style-name="ce10">
            <text:p>INIEZIONE O INFUSIONE DI SOSTANZE CHEMIOTERAPICHE PER TUMORE,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625" table:style-name="ce11">
            <text:p>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</text:p>
          </table:table-cell>
          <table:table-cell office:value-type="string" table:style-name="ce10">
            <text:p>0443</text:p>
          </table:table-cell>
          <table:table-cell office:value-type="string" table:style-name="ce10">
            <text:p>LIBERAZIONE DEL TUNNEL CARP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1.166666666667" table:style-name="ce11">
            <text:p>12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0.25" table:style-name="ce11">
            <text:p>16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756</text:p>
          </table:table-cell>
          <table:table-cell office:value-type="string" table:style-name="ce10">
            <text:p>RIPARAZIONE DI DITO A MARTELLO/ARTIGL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61</text:p>
          </table:table-cell>
          <table:table-cell office:value-type="string" table:style-name="ce10">
            <text:p>ASPORTAZIONE ARTROSCOPICA DI CARTILAGINE SEMILUNARE DEL GIN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.199999999999999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1.900000000000006" table:style-name="ce11">
            <text:p>7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01</text:p>
          </table:table-cell>
          <table:table-cell office:value-type="string" table:style-name="ce10">
            <text:p>ESPLORAZIONE DELLA FASCIA TENDINEA DELLA MAN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1</text:p>
          </table:table-cell>
          <table:table-cell office:value-type="string" table:style-name="ce10">
            <text:p>ASPORTAZIONE DI LES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9</text:p>
          </table:table-cell>
          <table:table-cell office:value-type="string" table:style-name="ce10">
            <text:p>ASPORTAZIONE DI ALTRE LESIONI DEI TESSUTI MOLLI DELLA MAN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301</text:p>
          </table:table-cell>
          <table:table-cell office:value-type="string" table:style-name="ce10">
            <text:p>ESPLORAZIONE DELLA FASCIA TENDINEA AD ECCEZIONE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553398058252" table:style-name="ce15">
            <text:p>21</text:p>
          </table:table-cell>
          <table:table-cell office:value-type="float" office:value="206" table:style-name="ce16">
            <text:p>20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105882352941201" table:style-name="ce11">
            <text:p>17</text:p>
          </table:table-cell>
          <table:table-cell office:value-type="float" office:value="85" table:style-name="ce12">
            <text:p>8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333333333333304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520930232558101" table:style-name="ce15">
            <text:p>29</text:p>
          </table:table-cell>
          <table:table-cell office:value-type="float" office:value="215" table:style-name="ce16">
            <text:p>2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8.5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454545454545499" table:style-name="ce15">
            <text:p>2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4285714285714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0666666666667" table:style-name="ce15">
            <text:p>1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1818181818181799" table:style-name="ce11">
            <text:p>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9" table:style-name="ce15">
            <text:p>13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43</text:p>
          </table:table-cell>
          <table:table-cell office:value-type="string" table:style-name="ce10">
            <text:p>APPARECCHIO GESSATO: TORACO-BRACHIALE, COSCIA-PIE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2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6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05" table:style-name="ce11">
            <text:p>1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.955223880597" table:style-name="ce11">
            <text:p>21</text:p>
          </table:table-cell>
          <table:table-cell office:value-type="float" office:value="67" table:style-name="ce12">
            <text:p>6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5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130434782608699" table:style-name="ce15">
            <text:p>29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25" table:style-name="ce11">
            <text:p>1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285714285714299" table:style-name="ce11">
            <text:p>4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6.3333333333333" table:style-name="ce15">
            <text:p>5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086956521739097" table:style-name="ce15">
            <text:p>48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71428571428598" table:style-name="ce15">
            <text:p>35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3333333333333" table:style-name="ce11">
            <text:p>1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2</text:p>
          </table:table-cell>
          <table:table-cell office:value-type="string" table:style-name="ce10">
            <text:p>AMNIOCENTESI PRECO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3617021276595702" table:style-name="ce11">
            <text:p>4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6875" table:style-name="ce11">
            <text:p>15</text:p>
          </table:table-cell>
          <table:table-cell office:value-type="float" office:value="112" table:style-name="ce12">
            <text:p>1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80" table:style-name="ce11">
            <text:p>8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1020408163265" table:style-name="ce15">
            <text:p>39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544843049327401" table:style-name="ce15">
            <text:p>23</text:p>
          </table:table-cell>
          <table:table-cell office:value-type="float" office:value="446" table:style-name="ce16">
            <text:p>4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1428571428571" table:style-name="ce11">
            <text:p>2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3.5" table:style-name="ce11">
            <text:p>5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592592592592602" table:style-name="ce15">
            <text:p>5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.1666666666667" table:style-name="ce11">
            <text:p>2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9.5" table:style-name="ce11">
            <text:p>9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5.7" table:style-name="ce11">
            <text:p>4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7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" table:style-name="ce15">
            <text:p>5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072727272727299" table:style-name="ce15">
            <text:p>60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.625" table:style-name="ce11">
            <text:p>37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7.5" table:style-name="ce11">
            <text:p>6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7777777777778" table:style-name="ce15">
            <text:p>7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75" table:style-name="ce15">
            <text:p>1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4" table:style-name="ce15">
            <text:p>21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.1111111111111" table:style-name="ce11">
            <text:p>3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.8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90031152648" table:style-name="ce15">
            <text:p>19</text:p>
          </table:table-cell>
          <table:table-cell office:value-type="float" office:value="321" table:style-name="ce16">
            <text:p>3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.4444444444444" table:style-name="ce11">
            <text:p>2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7</text:p>
          </table:table-cell>
          <table:table-cell office:value-type="string" table:style-name="ce10">
            <text:p>TRAINING PRENA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698630136986299" table:style-name="ce15">
            <text:p>31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25" table:style-name="ce15">
            <text:p>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1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18</text:p>
          </table:table-cell>
          <table:table-cell office:value-type="string" table:style-name="ce10">
            <text:p>INSERZIONE DI ALTRO PESSARIO VAG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7" table:style-name="ce11">
            <text:p>6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.2222222222222" table:style-name="ce11">
            <text:p>2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</text:p>
          </table:table-cell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0391</text:p>
          </table:table-cell>
          <table:table-cell office:value-type="string" table:style-name="ce10">
            <text:p>OTOEMISSIONI ACUS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1666666666667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" table:style-name="ce15">
            <text:p>37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1</text:p>
          </table:table-cell>
          <table:table-cell office:value-type="string" table:style-name="ce10">
            <text:p>LARINGOSCOPIA INDIRET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5" table:style-name="ce15">
            <text:p>3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2.375" table:style-name="ce11">
            <text:p>4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86" table:style-name="ce11">
            <text:p>18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81" table:style-name="ce11">
            <text:p>8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636363636363598" table:style-name="ce15">
            <text:p>3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1.5714285714286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10638297872301" table:style-name="ce15">
            <text:p>30</text:p>
          </table:table-cell>
          <table:table-cell office:value-type="float" office:value="94" table:style-name="ce16">
            <text:p>9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6666666666667" table:style-name="ce11">
            <text:p>2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4444444444444" table:style-name="ce11">
            <text:p>17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8</text:p>
          </table:table-cell>
          <table:table-cell office:value-type="string" table:style-name="ce10">
            <text:p>POTENZIALI EVOCATI UD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454545454545499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6.5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684210526316" table:style-name="ce15">
            <text:p>22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8333333333333" table:style-name="ce15">
            <text:p>4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125" table:style-name="ce15">
            <text:p>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727272727272702" table:style-name="ce15">
            <text:p>2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0465116279069804" table:style-name="ce11">
            <text:p>8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2307692307692" table:style-name="ce15">
            <text:p>10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137254901961" table:style-name="ce15">
            <text:p>14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875" table:style-name="ce15">
            <text:p>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.3333333333333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714285714286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218181818181801" table:style-name="ce15">
            <text:p>19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1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55</text:p>
          </table:table-cell>
          <table:table-cell office:value-type="string" table:style-name="ce10">
            <text:p>TEST STABILOMETRICO STATICO E DINAM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721</text:p>
          </table:table-cell>
          <table:table-cell office:value-type="string" table:style-name="ce10">
            <text:p>TRAINING PER DISFASIA [LOGOPEDI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777777777778" table:style-name="ce15">
            <text:p>13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1538461538461497" table:style-name="ce15">
            <text:p>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086614173228" table:style-name="ce15">
            <text:p>13</text:p>
          </table:table-cell>
          <table:table-cell office:value-type="float" office:value="127" table:style-name="ce16">
            <text:p>1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3333333333333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714285714285699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6785714285714" table:style-name="ce15">
            <text:p>14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99999999999999" table:style-name="ce15">
            <text:p>1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9333333333333" table:style-name="ce15">
            <text:p>1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8333333333333304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352941176471" table:style-name="ce15">
            <text:p>14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8333333333333304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2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590909090909101" table:style-name="ce11">
            <text:p>30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.75" table:style-name="ce11">
            <text:p>4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6</text:p>
          </table:table-cell>
          <table:table-cell office:value-type="string" table:style-name="ce10">
            <text:p>POLI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.6666666666667" table:style-name="ce11">
            <text:p>4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5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5" table:style-name="ce11">
            <text:p>1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.214285714285701" table:style-name="ce11">
            <text:p>3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.214285714285701" table:style-name="ce11">
            <text:p>3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</text:p>
          </table:table-cell>
          <table:table-cell office:value-type="string" table:style-name="ce10">
            <text:p>3322</text:p>
          </table:table-cell>
          <table:table-cell office:value-type="string" table:style-name="ce10">
            <text:p>BRONCOSCOPIA CON FIBRE OT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2.125" table:style-name="ce15">
            <text:p>222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935361216730001" table:style-name="ce15">
            <text:p>36</text:p>
          </table:table-cell>
          <table:table-cell office:value-type="float" office:value="263" table:style-name="ce16">
            <text:p>2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8.5" table:style-name="ce15">
            <text:p>13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5.382352941176499" table:style-name="ce11">
            <text:p>55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9333333333333" table:style-name="ce15">
            <text:p>1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5" table:style-name="ce11">
            <text:p>14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1" table:style-name="ce15">
            <text:p>23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6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999999999999996" table:style-name="ce15">
            <text:p>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414012738853501" table:style-name="ce15">
            <text:p>26</text:p>
          </table:table-cell>
          <table:table-cell office:value-type="float" office:value="157" table:style-name="ce16">
            <text:p>1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8" table:style-name="ce11">
            <text:p>20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090909090909101" table:style-name="ce11">
            <text:p>3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2" table:style-name="ce11">
            <text:p>1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.5" table:style-name="ce11">
            <text:p>2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.956521739130402" table:style-name="ce11">
            <text:p>28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95774647887299" table:style-name="ce15">
            <text:p>27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3.5" table:style-name="ce11">
            <text:p>20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5" table:style-name="ce11">
            <text:p>15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769230769230798" table:style-name="ce11">
            <text:p>1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2</text:p>
          </table:table-cell>
          <table:table-cell office:value-type="string" table:style-name="ce10">
            <text:p>EMOGASANALISI DURANTE RESPIRAZIONE DI O2 AD ALTA CONCENTRAZIO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6666666666667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3.79310344827601" table:style-name="ce15">
            <text:p>184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885245901639301" table:style-name="ce15">
            <text:p>52</text:p>
          </table:table-cell>
          <table:table-cell office:value-type="float" office:value="122" table:style-name="ce16">
            <text:p>1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9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5.1666666666667" table:style-name="ce15">
            <text:p>7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318181818181799" table:style-name="ce15">
            <text:p>39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9411764705882399" table:style-name="ce11">
            <text:p>5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785714285714301" table:style-name="ce15">
            <text:p>1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3958333333333" table:style-name="ce15">
            <text:p>31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8333333333333299" table:style-name="ce15">
            <text:p>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</text:p>
          </table:table-cell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19.6666666666667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6.1428571428571397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92307692307701" table:style-name="ce15">
            <text:p>2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B</text:p>
          </table:table-cell>
          <table:table-cell office:value-type="float" office:value="12.75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42</text:p>
          </table:table-cell>
          <table:table-cell office:value-type="string" table:style-name="ce10">
            <text:p>PSICOTERAPIA FAMILIARE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2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5454545454545503" table:style-name="ce15">
            <text:p>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0191</text:p>
          </table:table-cell>
          <table:table-cell office:value-type="string" table:style-name="ce10">
            <text:p>AGOBIOPSIA LINFONODALE ECO-GUID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3211</text:p>
          </table:table-cell>
          <table:table-cell office:value-type="string" table:style-name="ce10">
            <text:p>BIOPSIA ECO-GUIDATA DEI TESSUTI MOL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2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4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2222222222222201" table:style-name="ce15">
            <text:p>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3125" table:style-name="ce15">
            <text:p>2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400000000000000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" table:style-name="ce15">
            <text:p>4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25" table:style-name="ce15">
            <text:p>3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4" table:style-name="ce11">
            <text:p>5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25" table:style-name="ce15">
            <text:p>4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333333333333" table:style-name="ce15">
            <text:p>1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3333333333333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.6666666666667" table:style-name="ce11">
            <text:p>2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1.5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3333333333333" table:style-name="ce15">
            <text:p>4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7.933333333333302" table:style-name="ce11">
            <text:p>1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6" table:style-name="ce15">
            <text:p>21</text:p>
          </table:table-cell>
          <table:table-cell office:value-type="float" office:value="75" table:style-name="ce16">
            <text:p>7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13636363636401" table:style-name="ce15">
            <text:p>16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34782608695699" table:style-name="ce15">
            <text:p>18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6666666666667" table:style-name="ce15">
            <text:p>2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8" table:style-name="ce11">
            <text:p>2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75" table:style-name="ce15">
            <text:p>1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.125" table:style-name="ce11">
            <text:p>2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84615384615401" table:style-name="ce15">
            <text:p>19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05" table:style-name="ce11">
            <text:p>1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1428571428571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333333333333" table:style-name="ce15">
            <text:p>2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45454545454501" table:style-name="ce15">
            <text:p>2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9" table:style-name="ce15">
            <text:p>1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75" table:style-name="ce15">
            <text:p>20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71428571428601" table:style-name="ce15">
            <text:p>2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7" table:style-name="ce15">
            <text:p>20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4.2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8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85714285714301" table:style-name="ce15">
            <text:p>13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.7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200000000000003" table:style-name="ce15">
            <text:p>4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3333333333333" table:style-name="ce15">
            <text:p>3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846153846153797" table:style-name="ce15">
            <text:p>37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" table:style-name="ce15">
            <text:p>4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799999999999997" table:style-name="ce15">
            <text:p>3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545454545454501" table:style-name="ce11">
            <text:p>1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8" table:style-name="ce15">
            <text:p>2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75" table:style-name="ce15">
            <text:p>3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.3333333333333" table:style-name="ce15">
            <text:p>4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1" table:style-name="ce15">
            <text:p>3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173913043478301" table:style-name="ce11">
            <text:p>10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1666666666667" table:style-name="ce15">
            <text:p>1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44" table:style-name="ce15">
            <text:p>15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1111111111111098" table:style-name="ce15">
            <text:p>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9.5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846153846153797" table:style-name="ce15">
            <text:p>3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904761904762" table:style-name="ce15">
            <text:p>21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125" table:style-name="ce11">
            <text:p>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888888888889" table:style-name="ce15">
            <text:p>16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91</text:p>
          </table:table-cell>
          <table:table-cell office:value-type="string" table:style-name="ce10">
            <text:p>RADIOGRAFIA DELLA <text:s/>TRACHE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4.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11</text:p>
          </table:table-cell>
          <table:table-cell office:value-type="string" table:style-name="ce10">
            <text:p>TOMOGRAFIA COMPUTERIZZATA (TC) DEI RENI, SENZA E CON CONTRAS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4</text:p>
          </table:table-cell>
          <table:table-cell office:value-type="string" table:style-name="ce10">
            <text:p>TOMOGRAFIA COMPUTERIZZATA (TC) DELL' ADDOME INFERIORE, SENZA E CON CONTRAS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6" table:style-name="ce11">
            <text:p>4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5" table:style-name="ce15">
            <text:p>4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266666666666699" table:style-name="ce11">
            <text:p>11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714285714285701" table:style-name="ce15">
            <text:p>2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894736842105299" table:style-name="ce15">
            <text:p>32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6" table:style-name="ce15">
            <text:p>3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333333333333" table:style-name="ce15">
            <text:p>2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038461538461499" table:style-name="ce11">
            <text:p>10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72" table:style-name="ce15">
            <text:p>14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0909090909090899" table:style-name="ce15">
            <text:p>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19</text:p>
          </table:table-cell>
          <table:table-cell office:value-type="string" table:style-name="ce10">
            <text:p>RADIOGRAFIA DELL' ADDOM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U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352941176470601" table:style-name="ce15">
            <text:p>19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99999999999999" table:style-name="ce15">
            <text:p>1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928571428571399" table:style-name="ce15">
            <text:p>2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346153846153801" table:style-name="ce11">
            <text:p>15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.8571428571429" table:style-name="ce11">
            <text:p>1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285714285714301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4.5" table:style-name="ce11">
            <text:p>2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" table:style-name="ce15">
            <text:p>1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4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47619047619001" table:style-name="ce15">
            <text:p>21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0588235294118" table:style-name="ce15">
            <text:p>20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13793103448299" table:style-name="ce15">
            <text:p>18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333333333333" table:style-name="ce15">
            <text:p>1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3333333333333" table:style-name="ce11">
            <text:p>1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8.571428571428601" table:style-name="ce11">
            <text:p>19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8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25" table:style-name="ce15">
            <text:p>21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272727272727298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76470588235301" table:style-name="ce15">
            <text:p>22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30303030302999" table:style-name="ce15">
            <text:p>15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5" table:style-name="ce11">
            <text:p>2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99999999999999" table:style-name="ce15">
            <text:p>1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2" table:style-name="ce15">
            <text:p>17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21739130434799" table:style-name="ce15">
            <text:p>1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9.399999999999999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772727272727298" table:style-name="ce15">
            <text:p>22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469696969697001" table:style-name="ce15">
            <text:p>20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66666666666699" table:style-name="ce15">
            <text:p>14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25" table:style-name="ce11">
            <text:p>3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75" table:style-name="ce15">
            <text:p>15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8181818181818201" table:style-name="ce11">
            <text:p>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6216216216216" table:style-name="ce15">
            <text:p>20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.272727272727298" table:style-name="ce11">
            <text:p>1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0.6666666666667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5" table:style-name="ce15">
            <text:p>2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026315789473699" table:style-name="ce11">
            <text:p>16</text:p>
          </table:table-cell>
          <table:table-cell office:value-type="float" office:value="38" table:style-name="ce12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6" table:style-name="ce11">
            <text:p>3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1666666666667" table:style-name="ce15">
            <text:p>1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684210526316" table:style-name="ce15">
            <text:p>14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0.5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2.818181818181799" table:style-name="ce11">
            <text:p>2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25" table:style-name="ce15">
            <text:p>2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2</text:p>
          </table:table-cell>
          <table:table-cell office:value-type="string" table:style-name="ce10">
            <text:p>TOMOGRAFIA COMPUTERIZZATA <text:s/>(TC) DEL RACHIDE E DELLO SPECO VERTEBRAL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U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7</text:p>
          </table:table-cell>
          <table:table-cell office:value-type="string" table:style-name="ce10">
            <text:p>TOMOGRAFIA COMPUTERIZZATA (TC) DI FEMORE, GINOCCHIO, CAVIGLIA E PIED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7777777777777803" table:style-name="ce11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347826086956502" table:style-name="ce15">
            <text:p>78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4.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5" table:style-name="ce15">
            <text:p>3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2.3125" table:style-name="ce11">
            <text:p>42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0.3333333333333" table:style-name="ce11">
            <text:p>4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980392156862699" table:style-name="ce15">
            <text:p>51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" table:style-name="ce15">
            <text:p>4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" table:style-name="ce15">
            <text:p>5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666666666666701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" table:style-name="ce15">
            <text:p>3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4.0625" table:style-name="ce15">
            <text:p>9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" table:style-name="ce15">
            <text:p>6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.3333333333333299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5" table:style-name="ce15">
            <text:p>2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1" table:style-name="ce15">
            <text:p>5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7" table:style-name="ce15">
            <text:p>9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3.25" table:style-name="ce11">
            <text:p>3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2.5" table:style-name="ce11">
            <text:p>5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857142857142897" table:style-name="ce15">
            <text:p>6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8" table:style-name="ce15">
            <text:p>5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666666666667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4.5" table:style-name="ce11">
            <text:p>6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4782608695652204" table:style-name="ce11">
            <text:p>5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6428571428571" table:style-name="ce15">
            <text:p>2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5.310344827586206" table:style-name="ce15">
            <text:p>75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888888888888902" table:style-name="ce15">
            <text:p>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428571428571399" table:style-name="ce15">
            <text:p>3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" table:style-name="ce15">
            <text:p>3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0.6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3333333333333" table:style-name="ce15">
            <text:p>2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38" table:style-name="ce15">
            <text:p>55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7777777777777803" table:style-name="ce11">
            <text:p>9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1153846153846203" table:style-name="ce15">
            <text:p>9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4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6666666666667" table:style-name="ce15">
            <text:p>3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2.2" table:style-name="ce15">
            <text:p>9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5.7777777777778" table:style-name="ce11">
            <text:p>5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4666666666666703" table:style-name="ce11">
            <text:p>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75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54545454545499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4285714285714302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8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4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9.8888888888889" table:style-name="ce15">
            <text:p>10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.2" table:style-name="ce11">
            <text:p>2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.5" table:style-name="ce15">
            <text:p>4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139534883720899" table:style-name="ce15">
            <text:p>65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8181818181818201" table:style-name="ce11">
            <text:p>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2" table:style-name="ce15">
            <text:p>5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8.6666666666667" table:style-name="ce11">
            <text:p>3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666666666667" table:style-name="ce15">
            <text:p>2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863636363636399" table:style-name="ce15">
            <text:p>3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28571428571429" table:style-name="ce11">
            <text:p>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6.3333333333333" table:style-name="ce11">
            <text:p>3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2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33333333333301" table:style-name="ce15">
            <text:p>2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3</text:p>
          </table:table-cell>
          <table:table-cell office:value-type="string" table:style-name="ce10">
            <text:p>TOMOGRAFIA COMPUTERIZZATA (TC) DEL RACHIDE E DELLO SPECO VERTEBR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6666666666667" table:style-name="ce15">
            <text:p>5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8000000000000007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1666666666666696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3</text:p>
          </table:table-cell>
          <table:table-cell office:value-type="string" table:style-name="ce10">
            <text:p>RISONANZA MAGNETICA NUCLEARE (RM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6" table:style-name="ce15">
            <text:p>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1</text:p>
          </table:table-cell>
          <table:table-cell office:value-type="string" table:style-name="ce10">
            <text:p>RISONANZA MAGNETICA NUCLEARE (RM) DEL TORAC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4</text:p>
          </table:table-cell>
          <table:table-cell office:value-type="string" table:style-name="ce10">
            <text:p>RISONANZA MAGNETICA NUCLEARE (RM) DEL CUOR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5</text:p>
          </table:table-cell>
          <table:table-cell office:value-type="string" table:style-name="ce10">
            <text:p>RISONANZA MAGNETICA NUCLEARE (CINE-RM) DEL CU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75" table:style-name="ce15">
            <text:p>1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25" table:style-name="ce11">
            <text:p>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5" table:style-name="ce15">
            <text:p>4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9230769230769198" table:style-name="ce11">
            <text:p>10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333333333333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1428571428571" table:style-name="ce11">
            <text:p>1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307692307692299" table:style-name="ce11">
            <text:p>1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8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12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1428571428571406" table:style-name="ce11">
            <text:p>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terap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55" table:style-name="ce11">
            <text:p>31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M</text:p>
          </table:table-cell>
          <table:table-cell office:value-type="string" table:style-name="ce10">
            <text:p>VISITA RADIOTERAP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4.375" table:style-name="ce11">
            <text:p>154</text:p>
          </table:table-cell>
          <table:table-cell office:value-type="float" office:value="112" table:style-name="ce12">
            <text:p>1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5.315789473684205" table:style-name="ce11">
            <text:p>75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1</text:p>
          </table:table-cell>
          <table:table-cell office:value-type="string" table:style-name="ce10">
            <text:p>PRIMA VISITA DI RADIOTERA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95652173913" table:style-name="ce15">
            <text:p>1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5</text:p>
          </table:table-cell>
          <table:table-cell office:value-type="string" table:style-name="ce10">
            <text:p>TELETERAPIA CON ACCELERATORE LINEARE CON CAMPI MULTIPLI O DI MOVIMENTO, TECNICHE 3D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45" table:style-name="ce12">
            <text:p>1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6</text:p>
          </table:table-cell>
          <table:table-cell office:value-type="string" table:style-name="ce10">
            <text:p>TELETERAPIA CON ACCELERATORE LINEARE CON CAMPI MULTIPLI O DI MOVIMENTO, TECNICHE CON MODULAZIONE DI INTENS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.820788530466" table:style-name="ce11">
            <text:p>32</text:p>
          </table:table-cell>
          <table:table-cell office:value-type="float" office:value="558" table:style-name="ce12">
            <text:p>55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51</text:p>
          </table:table-cell>
          <table:table-cell office:value-type="string" table:style-name="ce10">
            <text:p>TELETERAPIA CON ELETTRONI A UNO O PIU' CAMP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1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7</text:p>
          </table:table-cell>
          <table:table-cell office:value-type="string" table:style-name="ce10">
            <text:p>SCHERMATURA PERSONALIZZ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.004761904761899" table:style-name="ce11">
            <text:p>31</text:p>
          </table:table-cell>
          <table:table-cell office:value-type="float" office:value="210" table:style-name="ce12">
            <text:p>2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G</text:p>
          </table:table-cell>
          <table:table-cell office:value-type="string" table:style-name="ce10">
            <text:p>CONTROLLO DEL SET UP INIZIALE PER PRIMA SEDUTA, CONTROLLO PORTALE E/O DELLA RIPETIBILITA' DEL SET UP DEL PAZI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047101449275399" table:style-name="ce11">
            <text:p>27</text:p>
          </table:table-cell>
          <table:table-cell office:value-type="float" office:value="276" table:style-name="ce12">
            <text:p>27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H</text:p>
          </table:table-cell>
          <table:table-cell office:value-type="string" table:style-name="ce10">
            <text:p>RADIOTERAPIA CON GATING RESPIRATORI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J</text:p>
          </table:table-cell>
          <table:table-cell office:value-type="string" table:style-name="ce10">
            <text:p>RADIOTERAPIA GUIDATA DA IMMAGINI [IGRT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7.736318407960198" table:style-name="ce11">
            <text:p>38</text:p>
          </table:table-cell>
          <table:table-cell office:value-type="float" office:value="201" table:style-name="ce12">
            <text:p>20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K</text:p>
          </table:table-cell>
          <table:table-cell office:value-type="string" table:style-name="ce10">
            <text:p>RADIOTERAPIA CON TECNICHE AD INTENSITA' MODULATA AD ARCHI MULTIPLI O DI TIPO ELICALE CON CONTROLLO DEL POSIZIONAMENTO DEL PAZIENTE (IGRT) CON TAC INTEGRATA (FINO A 5 SEDUTE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L</text:p>
          </table:table-cell>
          <table:table-cell office:value-type="string" table:style-name="ce10">
            <text:p>RADIOTERAPIA CON TECNICHE AD INTENSITA' MODULATA AD ARCHI MULTIPLI O DI TIPO ELICALE CON CONTROLLO DEL POSIZIONAMENTO DEL PAZIENTE (IGRT) CON TAC INTEGRATA (PIU' DI 5 SEDUTE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428571428571406" table:style-name="ce15">
            <text:p>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1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.8235294117647101" table:style-name="ce11">
            <text:p>8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761904761904798" table:style-name="ce11">
            <text:p>27</text:p>
          </table:table-cell>
          <table:table-cell office:value-type="float" office:value="63" table:style-name="ce12">
            <text:p>6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B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2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175000000000001" table:style-name="ce15">
            <text:p>12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5625" table:style-name="ce15">
            <text:p>9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2222222222222" table:style-name="ce15">
            <text:p>1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90625" table:style-name="ce15">
            <text:p>12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4.75" table:style-name="ce11">
            <text:p>2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25" table:style-name="ce11">
            <text:p>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07692307692299" table:style-name="ce15">
            <text:p>1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23529411764699" table:style-name="ce15">
            <text:p>22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1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24" table:style-name="ce11">
            <text:p>8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.4545454545454497" table:style-name="ce11">
            <text:p>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600000000000001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912280701754401" table:style-name="ce11">
            <text:p>21</text:p>
          </table:table-cell>
          <table:table-cell office:value-type="float" office:value="57" table:style-name="ce12">
            <text:p>5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53</text:p>
          </table:table-cell>
          <table:table-cell office:value-type="string" table:style-name="ce10">
            <text:p>ANALISI DINAMOMETRICA ISOCINETICA SEGMENT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1</text:p>
          </table:table-cell>
          <table:table-cell office:value-type="string" table:style-name="ce10">
            <text:p>RIEDUCAZIONE MOTORIA INDIVIDUALE IN MOTULESO GRAVE STRUMENTALE COMPLES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.6666666666667" table:style-name="ce11">
            <text:p>37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7692307692307701" table:style-name="ce11">
            <text:p>10</text:p>
          </table:table-cell>
          <table:table-cell office:value-type="float" office:value="125" table:style-name="ce12">
            <text:p>1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.625" table:style-name="ce11">
            <text:p>4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6666666666667" table:style-name="ce11">
            <text:p>17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3333333333333" table:style-name="ce11">
            <text:p>15</text:p>
          </table:table-cell>
          <table:table-cell office:value-type="float" office:value="420" table:style-name="ce12">
            <text:p>4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3333333333333" table:style-name="ce11">
            <text:p>19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.75" table:style-name="ce11">
            <text:p>20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.125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81</text:p>
          </table:table-cell>
          <table:table-cell office:value-type="string" table:style-name="ce10">
            <text:p>ESERCIZI RESPIRATO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1666666666666696" table:style-name="ce11">
            <text:p>4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6666666666667" table:style-name="ce11">
            <text:p>17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181818181818201" table:style-name="ce11">
            <text:p>16</text:p>
          </table:table-cell>
          <table:table-cell office:value-type="float" office:value="431" table:style-name="ce12">
            <text:p>43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8.8000000000000007" table:style-name="ce11">
            <text:p>9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9375" table:style-name="ce11">
            <text:p>21</text:p>
          </table:table-cell>
          <table:table-cell office:value-type="float" office:value="154" table:style-name="ce12">
            <text:p>15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8571428571429" table:style-name="ce11">
            <text:p>30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.1111111111111098" table:style-name="ce11">
            <text:p>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9759036144578292" table:style-name="ce11">
            <text:p>9</text:p>
          </table:table-cell>
          <table:table-cell office:value-type="float" office:value="83" table:style-name="ce12">
            <text:p>8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2</text:p>
          </table:table-cell>
          <table:table-cell office:value-type="string" table:style-name="ce10">
            <text:p>MASSOTERAPIA PER DRENAGGIO LINFAT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0" table:style-name="ce11">
            <text:p>230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5555555555556" table:style-name="ce11">
            <text:p>13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25" table:style-name="ce11">
            <text:p>20</text:p>
          </table:table-cell>
          <table:table-cell office:value-type="float" office:value="111" table:style-name="ce12">
            <text:p>1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.1666666666666701" table:style-name="ce11">
            <text:p>3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086956521739101" table:style-name="ce11">
            <text:p>14</text:p>
          </table:table-cell>
          <table:table-cell office:value-type="float" office:value="230" table:style-name="ce12">
            <text:p>2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.3333333333333" table:style-name="ce11">
            <text:p>22</text:p>
          </table:table-cell>
          <table:table-cell office:value-type="float" office:value="120" table:style-name="ce12">
            <text:p>1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46</text:p>
          </table:table-cell>
          <table:table-cell office:value-type="string" table:style-name="ce10">
            <text:p>ALTRE TRAZIONI CUTANEE DEGLI AR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4" table:style-name="ce11">
            <text:p>54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92105263157901" table:style-name="ce15">
            <text:p>30</text:p>
          </table:table-cell>
          <table:table-cell office:value-type="float" office:value="228" table:style-name="ce16">
            <text:p>2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7</text:p>
          </table:table-cell>
          <table:table-cell office:value-type="string" table:style-name="ce10">
            <text:p>MESOTERAPIA (inclusa antalgica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8" table:style-name="ce11">
            <text:p>18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2.636363636363598" table:style-name="ce11">
            <text:p>53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</text:p>
          </table:table-cell>
          <table:table-cell office:value-type="string" table:style-name="ce10">
            <text:p>5717</text:p>
          </table:table-cell>
          <table:table-cell office:value-type="string" table:style-name="ce10">
            <text:p>CISTOSTOM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111111111111" table:style-name="ce15">
            <text:p>33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" table:style-name="ce15">
            <text:p>3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789473684210499" table:style-name="ce11">
            <text:p>30</text:p>
          </table:table-cell>
          <table:table-cell office:value-type="float" office:value="114" table:style-name="ce12">
            <text:p>1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2</text:p>
          </table:table-cell>
          <table:table-cell office:value-type="string" table:style-name="ce10">
            <text:p>DILATAZIONI URETRALI PROGRESS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.285714285714299" table:style-name="ce11">
            <text:p>35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9.7777777777778" table:style-name="ce11">
            <text:p>3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0.5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5555555555556" table:style-name="ce15">
            <text:p>41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.5" table:style-name="ce11">
            <text:p>2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714285714285701" table:style-name="ce15">
            <text:p>4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7.6666666666667" table:style-name="ce11">
            <text:p>2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2.857142857142897" table:style-name="ce11">
            <text:p>5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8.576923076923102" table:style-name="ce11">
            <text:p>39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36170212766001" table:style-name="ce15">
            <text:p>21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59375" table:style-name="ce15">
            <text:p>43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8" table:style-name="ce11">
            <text:p>2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0.5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200000000000003" table:style-name="ce15">
            <text:p>3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857142857142897" table:style-name="ce15">
            <text:p>33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333333333333" table:style-name="ce15">
            <text:p>2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2.6666666666667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" table:style-name="ce15">
            <text:p>3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7.5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909090909090899" table:style-name="ce15">
            <text:p>32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875" table:style-name="ce11">
            <text:p>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7777777777778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521739130435" table:style-name="ce15">
            <text:p>1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7.46875" table:style-name="ce11">
            <text:p>47</text:p>
          </table:table-cell>
          <table:table-cell office:value-type="float" office:value="96" table:style-name="ce12">
            <text:p>96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Totale complessivo</text:p>
          </table:table-cell>
          <table:table-cell table:number-columns-repeated="4" table:style-name="ce18"/>
          <table:table-cell office:value-type="float" office:value="23.018659340164952" table:style-name="ce19">
            <text:p>23</text:p>
          </table:table-cell>
          <table:table-cell office:value-type="float" office:value="23165" table:style-name="ce20">
            <text:p>23165</text:p>
          </table:table-cell>
          <table:table-cell table:number-columns-repeated="16377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1383" table:style-name="ro4">
          <table:table-cell table:number-columns-repeated="5"/>
          <table:table-cell table:number-columns-repeated="16379" table:style-name="ce1"/>
        </table:table-row>
        <table:table-row table:number-rows-repeated="10457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daniela.andreoli</dc:creator>
    <meta:creation-date>2021-09-24T08:16:16Z</meta:creation-date>
    <dc:date>2021-09-24T08:20:56Z</dc:date>
  </office:meta>
</office:document-meta>
</file>